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eeSerif" fo:font-size="12pt" officeooo:rsid="00198d52" officeooo:paragraph-rsid="00018b85" style:font-size-asian="12pt" style:font-size-complex="12pt"/>
    </style:style>
    <style:style style:name="P2" style:family="paragraph" style:parent-style-name="Standard">
      <style:text-properties style:font-name="FreeSerif" fo:font-size="12pt" officeooo:rsid="00066f49" officeooo:paragraph-rsid="00066f5f" style:font-size-asian="12pt" style:font-size-complex="12pt"/>
    </style:style>
    <style:style style:name="P3" style:family="paragraph" style:parent-style-name="Standard">
      <style:text-properties style:font-name="FreeSerif" fo:font-size="12pt" officeooo:rsid="00066f49" officeooo:paragraph-rsid="000eca14" style:font-size-asian="12pt" style:font-size-complex="12pt"/>
    </style:style>
    <style:style style:name="P4" style:family="paragraph" style:parent-style-name="Standard">
      <style:text-properties style:font-name="FreeSerif" fo:font-size="12pt" officeooo:rsid="00066f5f" officeooo:paragraph-rsid="00066f5f" style:font-size-asian="12pt" style:font-size-complex="12pt"/>
    </style:style>
    <style:style style:name="P5" style:family="paragraph" style:parent-style-name="Standard">
      <style:text-properties style:font-name="FreeSerif" fo:font-size="12pt" officeooo:rsid="001830e6" officeooo:paragraph-rsid="001830e6" style:font-size-asian="12pt" style:font-size-complex="12pt"/>
    </style:style>
    <style:style style:name="P6" style:family="paragraph" style:parent-style-name="Standard">
      <style:text-properties style:font-name="FreeSerif" fo:font-size="12pt" officeooo:rsid="002218ec" officeooo:paragraph-rsid="002218ec" style:font-size-asian="12pt" style:font-size-complex="12pt"/>
    </style:style>
    <style:style style:name="P7" style:family="paragraph" style:parent-style-name="Text_20_body">
      <style:paragraph-properties fo:line-height="100%"/>
      <style:text-properties officeooo:rsid="0005008c" officeooo:paragraph-rsid="0005008c"/>
    </style:style>
    <style:style style:name="P8" style:family="paragraph" style:parent-style-name="Text_20_body" style:list-style-name="">
      <style:paragraph-properties fo:text-align="start" style:justify-single-word="false"/>
      <style:text-properties style:font-name="FreeSerif" fo:font-size="12pt" officeooo:rsid="001d3cda" officeooo:paragraph-rsid="001d3cda" style:font-size-asian="12pt" style:font-size-complex="12pt"/>
    </style:style>
    <style:style style:name="P9" style:family="paragraph" style:parent-style-name="Heading_20_2">
      <style:text-properties officeooo:rsid="0005008c" officeooo:paragraph-rsid="0005008c"/>
    </style:style>
    <style:style style:name="P10" style:family="paragraph" style:parent-style-name="Heading_20_3">
      <style:text-properties style:font-name="FreeSans" fo:font-size="12pt" officeooo:paragraph-rsid="00018b85" style:font-size-asian="12pt" style:font-size-complex="12pt"/>
    </style:style>
    <style:style style:name="T1" style:family="text">
      <style:text-properties fo:font-weight="bold" officeooo:rsid="00018b85" style:font-name-asian="Microsoft YaHei" style:font-weight-asian="bold" style:font-name-complex="Mangal" style:font-weight-complex="bold"/>
    </style:style>
    <style:style style:name="T2" style:family="text">
      <style:text-properties fo:font-weight="bold" officeooo:rsid="0001c103" style:font-name-asian="Microsoft YaHei" style:font-weight-asian="bold" style:font-name-complex="Mangal" style:font-weight-complex="bold"/>
    </style:style>
    <style:style style:name="T3" style:family="text">
      <style:text-properties officeooo:rsid="00066f49"/>
    </style:style>
    <style:style style:name="T4" style:family="text">
      <style:text-properties officeooo:rsid="0007ca0c"/>
    </style:style>
    <style:style style:name="T5" style:family="text">
      <style:text-properties officeooo:rsid="000eca14"/>
    </style:style>
    <style:style style:name="T6" style:family="text">
      <style:text-properties officeooo:rsid="00130f1a"/>
    </style:style>
    <style:style style:name="T7" style:family="text">
      <style:text-properties officeooo:rsid="001954f3"/>
    </style:style>
    <style:style style:name="T8" style:family="text">
      <style:text-properties officeooo:rsid="0019a4d5"/>
    </style:style>
    <style:style style:name="T9" style:family="text">
      <style:text-properties officeooo:rsid="001fafc6"/>
    </style:style>
    <style:style style:name="T10" style:family="text">
      <style:text-properties officeooo:rsid="002223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Lukas Johansson</text:h>
      <text:h text:style-name="Heading_20_3" text:outline-level="3">Sprint 1</text:h>
      <text:p text:style-name="P7">During the first sprint, I participated in the planning and conceptualization of the computer system to be designed for the restaurant “Anton’s Skafferi”. Dur<text:span text:style-name="T3">ing group discussions I participated by pitching ideas </text:span>the computer system’s functionality <text:span text:style-name="T3">should have or could have</text:span> based on the wishes of the client, <text:span text:style-name="T3">what he wanted to be implemented etc.</text:span> </text:p>
      <text:h text:style-name="P10" text:outline-level="3">Sprint <text:span text:style-name="T1">2</text:span></text:h>
      <text:p text:style-name="P3">After the first follow-up meeting with “<text:span text:style-name="T6">Anders”</text:span>, I chose to be a part of the group that focused on the design and implementation of the computer system’s database and API’s. Our group started out creating an ER diagram that gives an overview of the tables and relations the database entities has, <text:span text:style-name="T5">which I created the majority of</text:span>. <text:span text:style-name="T4">I took initiative in creating a “SCRUM-board” for the group responsible with everything database related, where I started listing all the necessary features the database should have for the restaurant-oriented computer system, as well as topics of interest to research for development of said system. I also took part in writing about the Open-closed principle for lab 2, which is to be a part of the report, along with the other two labs. I participated in discussions that arose regarding what type of database we were going to use for the project, since we were aiming to get an opportunity to write API’s using Java programming language. I created five SQL-script files that are used to create tables in the database. During the sprint there was a group meeting with Lisa that I participated in. The purpose of the meeting was to talk about how the project was going, as well as how the group as a whole was getting along. </text:span></text:p>
      <text:p text:style-name="P2"/>
      <text:p text:style-name="P4">During this sprint, I also participated in providing opinions when questioned about design choices in mock-up<text:span text:style-name="T5">s</text:span> that the group responsible for the web-page had created.</text:p>
      <text:h text:style-name="Heading_20_3" text:outline-level="3">Sprint 3</text:h>
      <text:p text:style-name="P5">During this sprint, I helped the database group with setting up a Java database on a Glassfish server and also providing support when converting our previous MySQL script-files in such a way that the Java database would accept them, by changing the datatypes of certain attributes and changing the general SQL syntax <text:span text:style-name="T7">such that no error messages occurred</text:span>. </text:p>
      <text:p text:style-name="P5">I was also tasked to <text:span text:style-name="T8">c</text:span>ompil<text:span text:style-name="T8">e</text:span> the project report, <text:span text:style-name="T8">and this begun during this sprint</text:span>. That means writing the introduction chapter and inserting other texts, written by other group members, into the rightful chapters in the report template. <text:span text:style-name="T9">I started by inserting the theory sub-chapter about design patterns that a few other group members had written which revolves around laboration 3, and I wrote a paragraph introducing that sub-chapter in the theory chapter.</text:span></text:p>
      <text:h text:style-name="Heading_20_3" text:outline-level="3">Sprint 4</text:h>
      <text:p text:style-name="P6">In this sprint, I <text:span text:style-name="T10">inserted laboration 2 into the report, which was about basic design concepts and principles that should be followed when doing object-oriented programming. By this sprint, the java database was up and running on a Glassfish server, and thus the majority of the database sub-group moved on to help the other groups with their remaining work. I went on to help the application developers, and the first thing I did there was implementing DELETE endpoints for the application.</text:span></text:p>
      <text:h text:style-name="Heading_20_3" text:outline-level="3"><text:soft-page-break/>Sprint 5</text:h>
      <text:p text:style-name="Standard">Asd</text:p>
      <text:h text:style-name="Heading_20_3" text:outline-level="3"><text:span text:style-name="T2">Sprint </text:span><text:span text:style-name="T1">n</text:span></text:h>
      <text:p text:style-name="P1">Asd</text:p>
      <text:h text:style-name="P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family-generic="roman" fo:font-size="12pt" officeooo:rsid="00198d52"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paragraph-properties>
      <style:text-properties style:font-name="FreeSans" fo:font-family="FreeSans" style:font-family-generic="swiss" fo:font-size="14pt" fo:font-weight="bold" officeooo:rsid="0024a4aa"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officeooo:rsid="00018b85" style:font-name-asian="Microsoft YaHei" style:font-family-asian="'Microsoft YaHei'"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5299in" fo:margin-left="1.4598in" fo:margin-right="1.4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3T15:23:35.334499425</dc:date>
    <meta:editing-duration>PT5H52M38S</meta:editing-duration>
    <meta:editing-cycles>17</meta:editing-cycles>
    <meta:document-statistic meta:table-count="0" meta:image-count="0" meta:object-count="0" meta:page-count="2" meta:paragraph-count="15" meta:word-count="525" meta:character-count="3147" meta:non-whitespace-character-count="2634"/>
  </office:meta>
</office:document-meta>
</file>